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5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 style:data-style-name="N1">
      <style:text-properties style:font-name="Liberation Sans"/>
    </style:style>
    <style:style style:name="ce3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2">
      <style:text-properties style:font-name="Liberation Sans"/>
    </style:style>
    <style:style style:name="ce5" style:family="table-cell" style:parent-style-name="Default" style:data-style-name="N1">
      <style:text-properties style:font-name="Liberation Sans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est dat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float" office:value="-71530" calcext:value-type="float">
            <text:p>-71530</text:p>
          </table:table-cell>
          <table:table-cell table:number-columns-repeated="2"/>
        </table:table-row>
        <table:table-row table:style-name="ro1">
          <table:table-cell table:style-name="ce3" office:value-type="float" office:value="940200" calcext:value-type="float">
            <text:p>940200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2"/>
        </table:table-row>
        <table:table-row table:style-name="ro1">
          <table:table-cell table:style-name="ce4" table:formula="of:=POWER([.A3];2)-4*[.A2]*[.A4]" office:value-type="float" office:value="5112780100" calcext:value-type="float">
            <text:p>5112780100.00</text:p>
          </table:table-cell>
          <table:table-cell table:number-columns-repeated="2"/>
        </table:table-row>
        <table:table-row table:style-name="ro1">
          <table:table-cell table:style-name="ce4" table:formula="of:=POWER([.A6];0.5)" office:value-type="float" office:value="71503.7068969155" calcext:value-type="float">
            <text:p>71503.71</text:p>
          </table:table-cell>
          <table:table-cell table:number-columns-repeated="2"/>
        </table:table-row>
        <table:table-row table:style-name="ro1">
          <table:table-cell table:formula="of:=FLOOR((-[.A3]+[.A7])/(2*[.A2]))" office:value-type="float" office:value="71516" calcext:value-type="float">
            <text:p>71516</text:p>
          </table:table-cell>
          <table:table-cell table:number-columns-repeated="2"/>
        </table:table-row>
        <table:table-row table:style-name="ro1">
          <table:table-cell table:formula="of:=CEILING((-[.A3]-[.A7])/(2*[.A2]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5" table:formula="of:=[.A8]-[.A9]+1" office:value-type="float" office:value="71503" calcext:value-type="float">
            <text:p>7150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formula for quadratic equatio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se Andreasen</meta:initial-creator>
    <meta:creation-date>2025-04-02T08:55:00.052806090</meta:creation-date>
    <dc:date>2025-04-02T09:29:21.386937702</dc:date>
    <dc:creator>Lise Andreasen</dc:creator>
    <meta:editing-duration>PT10M43S</meta:editing-duration>
    <meta:editing-cycles>1</meta:editing-cycles>
    <meta:document-statistic meta:table-count="1" meta:cell-count="10" meta:object-count="0"/>
    <meta:generator>LibreOffice/24.2.7.2$Linux_X86_64 LibreOffice_project/420$Build-2</meta:generator>
  </office:meta>
</office:document-meta>
</file>